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line-height="100%"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3cm" svg:height="0.9cm" svg:x="7.65cm" svg:y="2.2cm">
          <text:p text:style-name="P1">Junc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4cm" svg:height="0.9cm" svg:x="6.6cm" svg:y="3.8cm">
          <text:p text:style-name="P1">Measurement Device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7.1cm" svg:height="0.9cm" svg:x="6.75cm" svg:y="9.9cm">
          <text:p text:style-name="P1">Traffic Control Devic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0.3cm" svg:y1="3.1cm" svg:x2="10.3cm" svg:y2="3.8cm" draw:start-shape="id1" draw:start-glue-point="2" draw:end-shape="id2" draw:end-glue-point="0" svg:d="m10300 3100v700" svg:viewBox="0 0 1 701">
          <text:p/>
        </draw:connector>
        <draw:custom-shape draw:style-name="gr1" draw:text-style-name="P1" xml:id="id3" draw:id="id3" draw:layer="layout" svg:width="7.4cm" svg:height="1.6cm" svg:x="6.6cm" svg:y="5.3cm">
          <text:p text:style-name="P1">State Recognizer</text:p>
          <text:p text:style-name="P1">(Neural Network)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3cm" svg:y1="4.7cm" svg:x2="10.3cm" svg:y2="5.3cm" draw:start-shape="id2" draw:start-glue-point="2" draw:end-shape="id3" draw:end-glue-point="0" svg:d="m10300 4700v600" svg:viewBox="0 0 1 601">
          <text:p/>
        </draw:connector>
        <draw:custom-shape draw:style-name="gr1" draw:text-style-name="P1" xml:id="id4" draw:id="id4" draw:layer="layout" svg:width="7.1cm" svg:height="1.6cm" svg:x="6.75cm" svg:y="7.6cm">
          <text:p text:style-name="P1">Action Chooser</text:p>
          <text:p text:style-name="P1">(Exploration Strategy)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3cm" svg:y1="6.9cm" svg:x2="10.3cm" svg:y2="7.6cm" draw:start-shape="id3" draw:end-shape="id4" draw:end-glue-point="0" svg:d="m10300 6900v700" svg:viewBox="0 0 1 701">
          <text:p/>
        </draw:connector>
        <draw:connector draw:style-name="gr2" draw:text-style-name="P2" draw:layer="layout" svg:x1="10.3cm" svg:y1="9.2cm" svg:x2="10.3cm" svg:y2="9.9cm" draw:start-shape="id4" draw:end-shape="id5" draw:end-glue-point="0" svg:d="m10300 9200v700" svg:viewBox="0 0 1 701">
          <text:p/>
        </draw:connector>
        <draw:custom-shape draw:style-name="gr1" draw:text-style-name="P1" xml:id="id7" draw:id="id7" draw:layer="layout" svg:width="7.4cm" svg:height="1.6cm" svg:x="6.6cm" svg:y="13.8cm">
          <text:p text:style-name="P1">State Recognizer</text:p>
          <text:p text:style-name="P1">(Neural Network)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8cm" svg:height="0.9cm" svg:x="6.3cm" svg:y="16.5cm">
          <text:p text:style-name="P1">Temperature Upda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9" draw:id="id9" draw:layer="layout" svg:width="8cm" svg:height="0.9cm" svg:x="6.3cm" svg:y="18.3cm">
          <text:p text:style-name="P1">Temperature &gt; 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0" draw:id="id10" draw:layer="layout" svg:width="7.3cm" svg:height="0.9cm" svg:x="1.8cm" svg:y="20.8cm">
          <text:p text:style-name="P1">Q Function Upda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11.1cm" svg:height="0.9cm" svg:x="4.75cm" svg:y="11.8cm">
          <text:p text:style-name="P1">Junction (Wait For End Of Action)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3cm" svg:y1="10.8cm" svg:x2="10.3cm" svg:y2="11.8cm" draw:start-shape="id5" draw:start-glue-point="2" draw:end-shape="id6" draw:end-glue-point="0" svg:d="m10300 10800v1000" svg:viewBox="0 0 1 1001">
          <text:p/>
        </draw:connector>
        <draw:connector draw:style-name="gr2" draw:text-style-name="P2" draw:layer="layout" svg:x1="10.3cm" svg:y1="12.7cm" svg:x2="10.3cm" svg:y2="13.8cm" draw:start-shape="id6" draw:start-glue-point="2" draw:end-shape="id7" draw:end-glue-point="0" svg:d="m10300 12700v1100" svg:viewBox="0 0 1 1101">
          <text:p/>
        </draw:connector>
        <draw:connector draw:style-name="gr2" draw:text-style-name="P2" draw:layer="layout" svg:x1="10.3cm" svg:y1="15.4cm" svg:x2="10.3cm" svg:y2="16.5cm" draw:start-shape="id7" draw:start-glue-point="2" draw:end-shape="id8" draw:end-glue-point="0" svg:d="m10300 15400v1100" svg:viewBox="0 0 1 1101">
          <text:p/>
        </draw:connector>
        <draw:connector draw:style-name="gr2" draw:text-style-name="P2" draw:layer="layout" svg:x1="10.3cm" svg:y1="17.4cm" svg:x2="10.3cm" svg:y2="18.3cm" draw:start-shape="id8" draw:end-shape="id9" draw:end-glue-point="0" svg:d="m10300 17400v900" svg:viewBox="0 0 1 901">
          <text:p/>
        </draw:connector>
        <draw:custom-shape draw:style-name="gr1" draw:text-style-name="P1" xml:id="id11" draw:id="id11" draw:layer="layout" svg:width="8.6cm" svg:height="0.9cm" svg:x="6cm" svg:y="22.9cm">
          <text:p text:style-name="P1">Terminate Criterion Check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6.3cm" svg:y1="18.75cm" svg:x2="5.45cm" svg:y2="20.8cm" draw:start-shape="id9" draw:start-glue-point="3" draw:end-shape="id10" draw:end-glue-point="0" svg:d="m6300 18750h-850v2050" svg:viewBox="0 0 851 2051">
          <text:p text:style-name="P2">Yes</text:p>
        </draw:connector>
        <draw:connector draw:style-name="gr2" draw:text-style-name="P2" draw:layer="layout" svg:x1="5.45cm" svg:y1="21.7cm" svg:x2="6cm" svg:y2="23.35cm" draw:start-shape="id10" draw:start-glue-point="2" draw:end-shape="id11" draw:end-glue-point="3" svg:d="m5450 21700v1650h550" svg:viewBox="0 0 551 1651">
          <text:p/>
        </draw:connector>
        <draw:connector draw:style-name="gr3" draw:text-style-name="P2" draw:layer="layout" svg:x1="10.3cm" svg:y1="19.2cm" svg:x2="10.3cm" svg:y2="22.9cm" draw:start-shape="id9" draw:start-glue-point="2" draw:end-shape="id11" draw:end-glue-point="0" svg:d="m10300 19200v3700" svg:viewBox="0 0 1 3701">
          <text:p text:style-name="P2">No</text:p>
        </draw:connector>
        <draw:connector draw:style-name="gr3" draw:text-style-name="P2" draw:layer="layout" draw:line-skew="3.999cm" svg:x1="14.6cm" svg:y1="23.35cm" svg:x2="12.95cm" svg:y2="2.65cm" draw:start-shape="id11" draw:start-glue-point="1" draw:end-shape="id1" draw:end-glue-point="1" svg:d="m14600 23350h4500v-20700h-6150" svg:viewBox="0 0 6151 20701">
          <text:p text:style-name="P2">Not Terminate</text:p>
        </draw:connector>
        <draw:custom-shape draw:style-name="gr1" draw:text-style-name="P1" xml:id="id12" draw:id="id12" draw:layer="layout" svg:width="8.6cm" svg:height="0.9cm" svg:x="6cm" svg:y="25.6cm">
          <text:p text:style-name="P1">End Of Learn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10.3cm" svg:y1="23.8cm" svg:x2="10.3cm" svg:y2="25.6cm" draw:start-shape="id11" draw:end-shape="id12" draw:end-glue-point="0" svg:d="m10300 23800v1800" svg:viewBox="0 0 1 1801">
          <text:p text:style-name="P2">Terminat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in </meta:initial-creator>
    <meta:creation-date>2013-08-31T15:06:02</meta:creation-date>
    <dc:date>2013-08-31T16:07:53</dc:date>
    <dc:creator>Marcin </dc:creator>
    <meta:editing-duration>PT46M51S</meta:editing-duration>
    <meta:editing-cycles>2</meta:editing-cycles>
    <meta:generator>LibreOffice/4.0.2.2$Linux_X86_64 LibreOffice_project/400m0$Build-2</meta:generator>
    <meta:document-statistic meta:object-count="25"/>
  </office:meta>
</office:document-meta>
</file>